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cad16" officeooo:paragraph-rsid="000cad16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fo:font-weight="normal" officeooo:rsid="000cad16" officeooo:paragraph-rsid="000cad16" style:font-size-asian="22pt" style:font-weight-asian="normal" style:font-size-complex="22pt" style:font-weight-complex="normal"/>
    </style:style>
    <style:style style:name="P3" style:family="paragraph" style:parent-style-name="Standard">
      <style:text-properties fo:font-size="32pt" fo:font-weight="bold" officeooo:rsid="000cad16" officeooo:paragraph-rsid="000cad16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teriale hardware</text:p>
      <text:p text:style-name="P1"/>
      <text:p text:style-name="P2">Materiale a disposizione:</text:p>
      <text:p text:style-name="P2">-Computer.</text:p>
      <text:p text:style-name="P2"/>
      <text:p text:style-name="P2">Materiale da reperire:</text:p>
      <text:p text:style-name="P2">-Pannelli di legno per involucro esterno;</text:p>
      <text:p text:style-name="P2">-Casse per riproduzione musicale;</text:p>
      <text:p text:style-name="P2">-Adesivi abbellimento Jukebox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0:46:24.441000000</meta:creation-date>
    <dc:date>2016-03-17T10:52:13.004000000</dc:date>
    <meta:editing-duration>PT5M48S</meta:editing-duration>
    <meta:editing-cycles>1</meta:editing-cycles>
    <meta:document-statistic meta:table-count="0" meta:image-count="0" meta:object-count="0" meta:page-count="1" meta:paragraph-count="7" meta:word-count="22" meta:character-count="179" meta:non-whitespace-character-count="164"/>
    <meta:generator>LibreOffice/5.0.1.2$Windows_x86 LibreOffice_project/81898c9f5c0d43f3473ba111d7b351050be20261</meta:generator>
  </office:meta>
</office:document-meta>
</file>